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1adc76" officeooo:paragraph-rsid="00209656"/>
    </style:style>
    <style:style style:name="P9" style:family="paragraph" style:parent-style-name="Standard">
      <style:text-properties officeooo:rsid="002210d9" officeooo:paragraph-rsid="002210d9"/>
    </style:style>
    <style:style style:name="P10" style:family="paragraph" style:parent-style-name="Standard">
      <style:text-properties officeooo:rsid="00227a43" officeooo:paragraph-rsid="00227a43"/>
    </style:style>
    <style:style style:name="P11" style:family="paragraph" style:parent-style-name="Standard">
      <style:text-properties officeooo:rsid="00244538" officeooo:paragraph-rsid="00244538"/>
    </style:style>
    <style:style style:name="P12" style:family="paragraph" style:parent-style-name="Standard">
      <style:text-properties officeooo:rsid="0025d9a4" officeooo:paragraph-rsid="0025d9a4"/>
    </style:style>
    <style:style style:name="P13" style:family="paragraph" style:parent-style-name="Standard">
      <style:text-properties officeooo:rsid="0026410d" officeooo:paragraph-rsid="0026410d"/>
    </style:style>
    <style:style style:name="P14" style:family="paragraph" style:parent-style-name="Standard">
      <style:text-properties officeooo:rsid="00285046" officeooo:paragraph-rsid="00285046"/>
    </style:style>
    <style:style style:name="P15" style:family="paragraph" style:parent-style-name="Standard">
      <style:text-properties officeooo:rsid="0018e4f2" officeooo:paragraph-rsid="0018e4f2"/>
    </style:style>
    <style:style style:name="P16" style:family="paragraph" style:parent-style-name="Standard">
      <style:text-properties officeooo:rsid="002aa032" officeooo:paragraph-rsid="002aa032"/>
    </style:style>
    <style:style style:name="P17" style:family="paragraph" style:parent-style-name="Standard">
      <style:paragraph-properties fo:margin-left="1.5in" fo:margin-right="0in" fo:text-indent="0in" style:auto-text-indent="false"/>
      <style:text-properties officeooo:paragraph-rsid="002aa032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2aa032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  <style:style style:name="T9" style:family="text">
      <style:text-properties style:font-name="Times New Roman" fo:font-style="italic" style:font-style-asian="italic" style:font-name-complex="Times New Roman"/>
    </style:style>
    <style:style style:name="T10" style:family="text">
      <style:text-properties style:font-name="Times New Roman" fo:font-style="italic" style:font-style-asian="italic" style:font-name-complex="Times New Roman" style:font-style-complex="italic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fo:font-style="normal" style:font-style-asian="normal" style:font-name-complex="Times New Roman" style:font-style-complex="normal"/>
    </style:style>
    <style:style style:name="T13" style:family="text">
      <style:text-properties officeooo:rsid="002aa3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tab/><text:tab/><text:span text:style-name="T1">name: &lt;str&gt;</text:span></text:p>
      <text:p text:style-name="P3"><text:tab/><text:tab/><text:span text:style-name="T1">member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tab/><text:tab/><text:span text:style-name="T1">leadId: &lt;int&gt;</text:span></text:p>
      <text:p text:style-name="P8"><text:tab/><text:tab/>toggled &lt;bool&gt;</text:p>
      <text:p text:style-name="P3"><text:tab/><text:span text:style-name="T1">}</text:span></text:p>
      <text:p text:style-name="P3"><text:tab/>...</text:p>
      <text:p text:style-name="P6">}</text:p>
      <text:p text:style-name="P3"/>
      <text:p text:style-name="P12">ctps:{</text:p>
      <text:p text:style-name="P12"><text:tab/>id: {</text:p>
      <text:p text:style-name="P12"><text:tab/><text:tab/>name: &lt;str&gt;</text:p>
      <text:p text:style-name="P12"><text:tab/><text:tab/>description: &lt;str&gt;</text:p>
      <text:p text:style-name="P12"><text:tab/><text:tab/>tutorial: &lt;str&gt;</text:p>
      <text:p text:style-name="P12"><text:tab/><text:tab/>prmSchema: &lt;str&gt;</text:p>
      <text:p text:style-name="P12"><text:tab/>}</text:p>
      <text:p text:style-name="P12">}</text:p>
      <text:p text:style-name="P3"/>
      <text:p text:style-name="P3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<text:span text:style-name="T8">description: &lt;str&gt;</text:span></text:p>
      <text:p text:style-name="P1"><text:tab/><text:tab/><text:span text:style-name="T8">prms: &lt;str&gt; <text:s text:c="18"/>// JSON string conforming to prmSchema from ctp</text:span>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4"><text:tab/><text:tab/><text:span text:style-name="T4">cmpTeams: [&lt;int&gt;, &lt;int&gt;, …] //Ids of participating teams.</text:span></text:p>
      <text:p text:style-name="P1"><text:tab/>}</text:p>
      <text:p text:style-name="P1"><text:soft-page-break/><text:tab/>...</text:p>
      <text:p text:style-name="P1">}</text:p>
      <text:p text:style-name="P1"/>
      <text:p text:style-name="P16">sbms: {</text:p>
      <text:p text:style-name="P16"><text:tab/>ctpName: &lt;str&gt; (e.g. “LandGrab”)</text:p>
      <text:p text:style-name="P16"/>
      <text:p text:style-name="P16"><text:tab/>current: {</text:p>
      <text:p text:style-name="P16"><text:tab/><text:tab/>id: &lt;int&gt;,</text:p>
      <text:p text:style-name="P16"><text:tab/><text:tab/>cmpId: &lt;int&gt;,</text:p>
      <text:p text:style-name="P16"><text:tab/><text:tab/>teamId: &lt;int&gt;,</text:p>
      <text:p text:style-name="P16"><text:tab/><text:tab/>time: &lt;str&gt;,</text:p>
      <text:p text:style-name="P16"><text:tab/><text:tab/>score: &lt;num&gt;,</text:p>
      <text:p text:style-name="P16"><text:tab/><text:tab/>content: &lt;JSON str&gt;,</text:p>
      <text:p text:style-name="P16"><text:tab/><text:tab/><text:span text:style-name="T13">testResult</text:span>: &lt;JSON str&gt;,</text:p>
      <text:p text:style-name="P16"><text:tab/><text:tab/>practiceRun: 0/1</text:p>
      <text:p text:style-name="P16"><text:tab/>}</text:p>
      <text:p text:style-name="P16"/>
      <text:p text:style-name="P16"><text:tab/>history: [ &lt;like current, but historical in descending chrono order&gt; ] {</text:p>
      <text:p text:style-name="P16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5"/>
      <text:p text:style-name="P7">updateTimes: {</text:p>
      <text:p text:style-name="P7"><text:tab/>teams: &lt;date&gt;</text:p>
      <text:p text:style-name="P7"><text:tab/><text:span text:style-name="T3">prs: </text:span>&lt;date&gt;</text:p>
      <text:p text:style-name="P14"><text:tab/>cmps: &lt;date&gt;</text:p>
      <text:p text:style-name="P7"><text:tab/><text:span text:style-name="T3">myCmps:</text:span>&lt;date&gt;</text:p>
      <text:p text:style-name="P7"><text:tab/><text:span text:style-name="T3">results: </text:span>&lt;date&gt;</text:p>
      <text:p text:style-name="P7">}</text:p>
      <text:p text:style-name="P7"/>
      <text:p text:style-name="P9">Actions:</text:p>
      <text:p text:style-name="P9">GET_MY_TEAMS</text:p>
      <text:p text:style-name="P9">GET_TEAM_MMBS</text:p>
      <text:p text:style-name="P9">ADD_TEAM</text:p>
      <text:p text:style-name="P11">ADD_TEAM_MMB</text:p>
      <text:p text:style-name="P9">PUT_TEAM</text:p>
      <text:p text:style-name="P9">DEL_TEAM</text:p>
      <text:p text:style-name="P9">GET_CMP_TEAMS</text:p>
      <text:p text:style-name="P9"/>
      <text:p text:style-name="P9">SIGN_IN</text:p>
      <text:p text:style-name="P9">SIGN_OUT</text:p>
      <text:p text:style-name="P9"/>
      <text:p text:style-name="P9">GET_CMPS gets all current competitions, mine or others</text:p>
      <text:p text:style-name="P10"><text:soft-page-break/>GET_MY_CMPS <text:span text:style-name="T7">gets cmps for just the current Prs</text:span></text:p>
      <text:p text:style-name="P9">ADD_CMP</text:p>
      <text:p text:style-name="P9">PUT_CMP</text:p>
      <text:p text:style-name="P9"/>
      <text:p text:style-name="P13">GET_CTP gets a single CTP based on id passed </text:p>
      <text:p text:style-name="P13">GET_CTP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8-17T09:38:28.875725719</dc:date>
    <meta:editing-duration>PT21H1M1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231" meta:character-count="1494" meta:non-whitespace-character-count="1228"/>
  </office:meta>
</office:document-meta>
</file>